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int_robot_without4" table:style-name="ta1">
        <table:shapes>
          <draw:frame draw:z-index="0" draw:style-name="gr1" draw:text-style-name="P1" svg:width="453.06pt" svg:height="255.26pt" svg:x="128.44pt" svg:y="301.18pt">
            <loext:p draw:notify-on-update-of-ranges="point_robot_without4.A3:point_robot_without4.A14 point_robot_without4.D3:point_robot_without4.D14 point_robot_without4.F3:point_robot_without4.F14 point_robot_without4.F3:point_robot_without4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06pt" svg:height="490.93pt" svg:x="768.3pt" svg:y="121.97pt">
            <loext:p draw:notify-on-update-of-ranges="point_robot_without4.A2:point_robot_without4.A13 point_robot_without4.B2:point_robot_without4.B13 point_robot_without4.E2:point_robot_without4.E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ep_size</text:p>
          </table:table-cell>
          <table:table-cell office:value-type="string" calcext:value-type="string">
            <text:p><text:s/>num_rrt_iterations</text:p>
          </table:table-cell>
          <table:table-cell office:value-type="string" calcext:value-type="string">
            <text:p><text:s/>rrt_path_size</text:p>
          </table:table-cell>
          <table:table-cell office:value-type="string" calcext:value-type="string">
            <text:p><text:s/>rrt_path_length</text:p>
          </table:table-cell>
          <table:table-cell office:value-type="string" calcext:value-type="string">
            <text:p><text:s/>std_num_iter</text:p>
          </table:table-cell>
          <table:table-cell office:value-type="string" calcext:value-type="string">
            <text:p><text:s/>std_path_leng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031.8" calcext:value-type="float">
            <text:p>21031.8</text:p>
          </table:table-cell>
          <table:table-cell office:value-type="float" office:value="257.7" calcext:value-type="float">
            <text:p>257.7</text:p>
          </table:table-cell>
          <table:table-cell office:value-type="float" office:value="1288.5" calcext:value-type="float">
            <text:p>1288.5</text:p>
          </table:table-cell>
          <table:table-cell office:value-type="float" office:value="17984.3159003" calcext:value-type="float">
            <text:p>17984.3159003</text:p>
          </table:table-cell>
          <table:table-cell office:value-type="float" office:value="59.1871795427" calcext:value-type="float">
            <text:p>59.1871795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92.9" calcext:value-type="float">
            <text:p>9392.9</text:p>
          </table:table-cell>
          <table:table-cell office:value-type="float" office:value="223.8" calcext:value-type="float">
            <text:p>223.8</text:p>
          </table:table-cell>
          <table:table-cell office:value-type="float" office:value="1342.8" calcext:value-type="float">
            <text:p>1342.8</text:p>
          </table:table-cell>
          <table:table-cell office:value-type="float" office:value="9506.52263156" calcext:value-type="float">
            <text:p>9506.52263156</text:p>
          </table:table-cell>
          <table:table-cell office:value-type="float" office:value="57.1621475376" calcext:value-type="float">
            <text:p>57.16214753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72.4" calcext:value-type="float">
            <text:p>8672.4</text:p>
          </table:table-cell>
          <table:table-cell office:value-type="float" office:value="173.4" calcext:value-type="float">
            <text:p>173.4</text:p>
          </table:table-cell>
          <table:table-cell office:value-type="float" office:value="1213.8" calcext:value-type="float">
            <text:p>1213.8</text:p>
          </table:table-cell>
          <table:table-cell office:value-type="float" office:value="9117.75781648" calcext:value-type="float">
            <text:p>9117.75781648</text:p>
          </table:table-cell>
          <table:table-cell office:value-type="float" office:value="30.9199683772" calcext:value-type="float">
            <text:p>30.9199683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25.6" calcext:value-type="float">
            <text:p>6225.6</text:p>
          </table:table-cell>
          <table:table-cell office:value-type="float" office:value="156.3" calcext:value-type="float">
            <text:p>156.3</text:p>
          </table:table-cell>
          <table:table-cell office:value-type="float" office:value="1250.4" calcext:value-type="float">
            <text:p>1250.4</text:p>
          </table:table-cell>
          <table:table-cell office:value-type="float" office:value="4483.01855648" calcext:value-type="float">
            <text:p>4483.01855648</text:p>
          </table:table-cell>
          <table:table-cell office:value-type="float" office:value="30.59429867" calcext:value-type="float">
            <text:p>30.594298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02.5" calcext:value-type="float">
            <text:p>3202.5</text:p>
          </table:table-cell>
          <table:table-cell office:value-type="float" office:value="142.3" calcext:value-type="float">
            <text:p>142.3</text:p>
          </table:table-cell>
          <table:table-cell office:value-type="float" office:value="1280.7" calcext:value-type="float">
            <text:p>1280.7</text:p>
          </table:table-cell>
          <table:table-cell office:value-type="float" office:value="1959.84598318" calcext:value-type="float">
            <text:p>1959.84598318</text:p>
          </table:table-cell>
          <table:table-cell office:value-type="float" office:value="33.1831617273" calcext:value-type="float">
            <text:p>33.1831617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38.8" calcext:value-type="float">
            <text:p>4038.8</text:p>
          </table:table-cell>
          <table:table-cell office:value-type="float" office:value="125.1" calcext:value-type="float">
            <text:p>125.1</text:p>
          </table:table-cell>
          <table:table-cell office:value-type="float" office:value="1251" calcext:value-type="float">
            <text:p>1251</text:p>
          </table:table-cell>
          <table:table-cell office:value-type="float" office:value="4352.35271753" calcext:value-type="float">
            <text:p>4352.35271753</text:p>
          </table:table-cell>
          <table:table-cell office:value-type="float" office:value="27.8904603364" calcext:value-type="float">
            <text:p>27.8904603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76.3" calcext:value-type="float">
            <text:p>2776.3</text:p>
          </table:table-cell>
          <table:table-cell office:value-type="float" office:value="112.7" calcext:value-type="float">
            <text:p>112.7</text:p>
          </table:table-cell>
          <table:table-cell office:value-type="float" office:value="1239.7" calcext:value-type="float">
            <text:p>1239.7</text:p>
          </table:table-cell>
          <table:table-cell office:value-type="float" office:value="2469.21962706" calcext:value-type="float">
            <text:p>2469.21962706</text:p>
          </table:table-cell>
          <table:table-cell office:value-type="float" office:value="28.5230900617" calcext:value-type="float">
            <text:p>28.52309006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14.1" calcext:value-type="float">
            <text:p>2114.1</text:p>
          </table:table-cell>
          <table:table-cell office:value-type="float" office:value="105.9" calcext:value-type="float">
            <text:p>105.9</text:p>
          </table:table-cell>
          <table:table-cell office:value-type="float" office:value="1270.8" calcext:value-type="float">
            <text:p>1270.8</text:p>
          </table:table-cell>
          <table:table-cell office:value-type="float" office:value="2505.06928048" calcext:value-type="float">
            <text:p>2505.06928048</text:p>
          </table:table-cell>
          <table:table-cell office:value-type="float" office:value="21.1210795179" calcext:value-type="float">
            <text:p>21.1210795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25.5" calcext:value-type="float">
            <text:p>3325.5</text:p>
          </table:table-cell>
          <table:table-cell office:value-type="float" office:value="103.1" calcext:value-type="float">
            <text:p>103.1</text:p>
          </table:table-cell>
          <table:table-cell office:value-type="float" office:value="1340.3" calcext:value-type="float">
            <text:p>1340.3</text:p>
          </table:table-cell>
          <table:table-cell office:value-type="float" office:value="2836.51821977" calcext:value-type="float">
            <text:p>2836.51821977</text:p>
          </table:table-cell>
          <table:table-cell office:value-type="float" office:value="27.8785062568" calcext:value-type="float">
            <text:p>27.87850625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27" calcext:value-type="float">
            <text:p>1427</text:p>
          </table:table-cell>
          <table:table-cell office:value-type="float" office:value="81.8" calcext:value-type="float">
            <text:p>81.8</text:p>
          </table:table-cell>
          <table:table-cell office:value-type="float" office:value="1145.2" calcext:value-type="float">
            <text:p>1145.2</text:p>
          </table:table-cell>
          <table:table-cell office:value-type="float" office:value="1145.58204517" calcext:value-type="float">
            <text:p>1145.58204517</text:p>
          </table:table-cell>
          <table:table-cell office:value-type="float" office:value="5.49343041985" calcext:value-type="float">
            <text:p>5.4934304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76.6" calcext:value-type="float">
            <text:p>2176.6</text:p>
          </table:table-cell>
          <table:table-cell office:value-type="float" office:value="88.4" calcext:value-type="float">
            <text:p>88.4</text:p>
          </table:table-cell>
          <table:table-cell office:value-type="float" office:value="1326" calcext:value-type="float">
            <text:p>1326</text:p>
          </table:table-cell>
          <table:table-cell office:value-type="float" office:value="1846.06393292" calcext:value-type="float">
            <text:p>1846.06393292</text:p>
          </table:table-cell>
          <table:table-cell office:value-type="float" office:value="20.1284762353" calcext:value-type="float">
            <text:p>20.1284762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5.1" calcext:value-type="float">
            <text:p>1675.1</text:p>
          </table:table-cell>
          <table:table-cell office:value-type="float" office:value="78.8" calcext:value-type="float">
            <text:p>78.8</text:p>
          </table:table-cell>
          <table:table-cell office:value-type="float" office:value="1260.8" calcext:value-type="float">
            <text:p>1260.8</text:p>
          </table:table-cell>
          <table:table-cell office:value-type="float" office:value="2017.72283363" calcext:value-type="float">
            <text:p>2017.72283363</text:p>
          </table:table-cell>
          <table:table-cell office:value-type="float" office:value="14.5510595261" calcext:value-type="float">
            <text:p>14.5510595261</text:p>
          </table:table-cell>
        </table:table-row>
      </table:table>
      <table:named-expressions/>
      <table:database-ranges>
        <table:database-range table:name="__Anonymous_Sheet_DB__0" table:target-range-address="point_robot_without4.A2:point_robot_without4.F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00:53:27.563097150</dc:date>
    <meta:editing-duration>PT2H42M36S</meta:editing-duration>
    <meta:editing-cycles>1</meta:editing-cycles>
    <meta:document-statistic meta:table-count="1" meta:cell-count="78" meta:object-count="2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point_robot_without4.F3:point_robot_without4.F14" chart:error-lower-range="point_robot_without4.F3:point_robot_without4.F14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point_robot_without4.F3:point_robot_without4.F14" chart:error-lower-range="point_robot_without4.F3:point_robot_without4.F1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oint_robot_without4.F3:point_robot_without4.F14" chart:error-lower-range="point_robot_without4.F3:point_robot_without4.F1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bar" chart:style-name="ch1">
        <chart:title svg:x="4.628cm" svg:y="0.316cm" chart:style-name="ch2">
          <text:p>Gaussian Sampling Path Lengths</text:p>
        </chart:title>
        <chart:plot-area chart:style-name="ch3" table:cell-range-address="point_robot_without4.A3:point_robot_without4.A14 point_robot_without4.D3:point_robot_without4.D14" chart:data-source-has-labels="column" svg:x="1.33cm" svg:y="1.275cm" svg:width="14.335cm" svg:height="6.57cm">
          <chartooo:coordinate-region svg:x="2.322cm" svg:y="1.475cm" svg:width="13.343cm" svg:height="5.723cm"/>
          <chart:axis chart:dimension="x" chart:name="primary-x" chart:style-name="ch4" chartooo:axis-type="auto">
            <chartooo:date-scale/>
            <chart:title svg:x="7.752cm" svg:y="8.025cm" chart:style-name="ch5">
              <text:p>step_size</text:p>
            </chart:title>
            <chart:categories table:cell-range-address="point_robot_without4.A3:point_robot_without4.A14"/>
          </chart:axis>
          <chart:axis chart:dimension="y" chart:name="primary-y" chart:style-name="ch6">
            <chart:title svg:x="0.451cm" svg:y="5.477cm" chart:style-name="ch7">
              <text:p>path_length</text:p>
            </chart:title>
            <chart:grid chart:style-name="ch8" chart:class="major"/>
          </chart:axis>
          <chart:series chart:style-name="ch9" chart:values-cell-range-address="point_robot_without4.D3:point_robot_without4.D14" chart:class="chart:bar">
            <chart:error-indicator chart:style-name="ch10" chart:dimension="y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point_robot_without4.A3:point_robot_without4.A14</svg:desc>
                </draw:g>
              </table:table-cell>
              <table:table-cell office:value-type="float" office:value="1342.8">
                <text:p>1342.8</text:p>
                <draw:g>
                  <svg:desc>point_robot_without4.D3:point_robot_without4.D14</svg:desc>
                </draw:g>
              </table:table-cell>
              <table:table-cell office:value-type="float" office:value="57.1621475376">
                <text:p>57.1621475376</text:p>
                <draw:g>
                  <svg:desc>point_robot_without4.F3:point_robot_without4.F14</svg:desc>
                </draw:g>
              </table:table-cell>
              <table:table-cell office:value-type="float" office:value="57.1621475376">
                <text:p>57.1621475376</text:p>
                <draw:g>
                  <svg:desc>point_robot_without4.F3:point_robot_without4.F14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13.8">
                <text:p>1213.8</text:p>
              </table:table-cell>
              <table:table-cell office:value-type="float" office:value="30.9199683772">
                <text:p>30.9199683772</text:p>
              </table:table-cell>
              <table:table-cell office:value-type="float" office:value="30.9199683772">
                <text:p>30.91996837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50.4">
                <text:p>1250.4</text:p>
              </table:table-cell>
              <table:table-cell office:value-type="float" office:value="30.59429867">
                <text:p>30.59429867</text:p>
              </table:table-cell>
              <table:table-cell office:value-type="float" office:value="30.59429867">
                <text:p>30.594298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80.7">
                <text:p>1280.7</text:p>
              </table:table-cell>
              <table:table-cell office:value-type="float" office:value="33.1831617273">
                <text:p>33.1831617273</text:p>
              </table:table-cell>
              <table:table-cell office:value-type="float" office:value="33.1831617273">
                <text:p>33.18316172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51">
                <text:p>1251</text:p>
              </table:table-cell>
              <table:table-cell office:value-type="float" office:value="27.8904603364">
                <text:p>27.8904603364</text:p>
              </table:table-cell>
              <table:table-cell office:value-type="float" office:value="27.8904603364">
                <text:p>27.89046033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39.7">
                <text:p>1239.7</text:p>
              </table:table-cell>
              <table:table-cell office:value-type="float" office:value="28.5230900617">
                <text:p>28.5230900617</text:p>
              </table:table-cell>
              <table:table-cell office:value-type="float" office:value="28.5230900617">
                <text:p>28.52309006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70.8">
                <text:p>1270.8</text:p>
              </table:table-cell>
              <table:table-cell office:value-type="float" office:value="21.1210795179">
                <text:p>21.1210795179</text:p>
              </table:table-cell>
              <table:table-cell office:value-type="float" office:value="21.1210795179">
                <text:p>21.12107951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40.3">
                <text:p>1340.3</text:p>
              </table:table-cell>
              <table:table-cell office:value-type="float" office:value="27.8785062568">
                <text:p>27.8785062568</text:p>
              </table:table-cell>
              <table:table-cell office:value-type="float" office:value="27.8785062568">
                <text:p>27.87850625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45.2">
                <text:p>1145.2</text:p>
              </table:table-cell>
              <table:table-cell office:value-type="float" office:value="5.49343041985">
                <text:p>5.49343041985</text:p>
              </table:table-cell>
              <table:table-cell office:value-type="float" office:value="5.49343041985">
                <text:p>5.493430419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26">
                <text:p>1326</text:p>
              </table:table-cell>
              <table:table-cell office:value-type="float" office:value="20.1284762353">
                <text:p>20.1284762353</text:p>
              </table:table-cell>
              <table:table-cell office:value-type="float" office:value="20.1284762353">
                <text:p>20.12847623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60.8">
                <text:p>1260.8</text:p>
              </table:table-cell>
              <table:table-cell office:value-type="float" office:value="14.5510595261">
                <text:p>14.5510595261</text:p>
              </table:table-cell>
              <table:table-cell office:value-type="float" office:value="14.5510595261">
                <text:p>14.5510595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point_robot_without4.E2:point_robot_without4.E1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4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point_robot_without4.E2:point_robot_without4.E13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oint_robot_without4.E2:point_robot_without4.E13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17.32cm" xlink:href=".." xlink:type="simple" chart:class="chart:bar" chart:style-name="ch1">
        <chart:title svg:x="3.9cm" svg:y="0.482cm" chart:style-name="ch2">
          <text:p>Gaussian Sampling Number of Iterations</text:p>
        </chart:title>
        <chart:plot-area chart:style-name="ch3" table:cell-range-address="point_robot_without4.A2:point_robot_without4.B13" chart:data-source-has-labels="column" svg:x="1.33cm" svg:y="1.607cm" svg:width="14.335cm" svg:height="14.386cm">
          <chartooo:coordinate-region svg:x="2.507cm" svg:y="1.807cm" svg:width="13.158cm" svg:height="13.539cm"/>
          <chart:axis chart:dimension="x" chart:name="primary-x" chart:style-name="ch4" chartooo:axis-type="auto">
            <chartooo:date-scale/>
            <chart:title svg:x="7.752cm" svg:y="16.339cm" chart:style-name="ch5">
              <text:p>step_size</text:p>
            </chart:title>
            <chart:categories table:cell-range-address="point_robot_without4.A2:point_robot_without4.A13"/>
          </chart:axis>
          <chart:axis chart:dimension="y" chart:name="primary-y" chart:style-name="ch6">
            <chart:title svg:x="0.451cm" svg:y="9.849cm" chart:style-name="ch7">
              <text:p>num_iteration</text:p>
            </chart:title>
            <chart:grid chart:style-name="ch8" chart:class="major"/>
          </chart:axis>
          <chart:series chart:style-name="ch9" chart:values-cell-range-address="point_robot_without4.B2:point_robot_without4.B13" chart:class="chart:bar">
            <chart:error-indicator chart:style-name="ch10" chart:dimension="y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oint_robot_without4.A2:point_robot_without4.A13</svg:desc>
                </draw:g>
              </table:table-cell>
              <table:table-cell office:value-type="float" office:value="21031.8">
                <text:p>21031.8</text:p>
                <draw:g>
                  <svg:desc>point_robot_without4.B2:point_robot_without4.B13</svg:desc>
                </draw:g>
              </table:table-cell>
              <table:table-cell office:value-type="float" office:value="17984.3159003">
                <text:p>17984.3159003</text:p>
                <draw:g>
                  <svg:desc>point_robot_without4.E2:point_robot_without4.E13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92.9">
                <text:p>9392.9</text:p>
              </table:table-cell>
              <table:table-cell office:value-type="float" office:value="9506.52263156">
                <text:p>9506.522631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672.4">
                <text:p>8672.4</text:p>
              </table:table-cell>
              <table:table-cell office:value-type="float" office:value="9117.75781648">
                <text:p>9117.757816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25.6">
                <text:p>6225.6</text:p>
              </table:table-cell>
              <table:table-cell office:value-type="float" office:value="4483.01855648">
                <text:p>4483.018556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02.5">
                <text:p>3202.5</text:p>
              </table:table-cell>
              <table:table-cell office:value-type="float" office:value="1959.84598318">
                <text:p>1959.845983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38.8">
                <text:p>4038.8</text:p>
              </table:table-cell>
              <table:table-cell office:value-type="float" office:value="4352.35271753">
                <text:p>4352.352717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76.3">
                <text:p>2776.3</text:p>
              </table:table-cell>
              <table:table-cell office:value-type="float" office:value="2469.21962706">
                <text:p>2469.219627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14.1">
                <text:p>2114.1</text:p>
              </table:table-cell>
              <table:table-cell office:value-type="float" office:value="2505.06928048">
                <text:p>2505.069280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325.5">
                <text:p>3325.5</text:p>
              </table:table-cell>
              <table:table-cell office:value-type="float" office:value="2836.51821977">
                <text:p>2836.518219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27">
                <text:p>1427</text:p>
              </table:table-cell>
              <table:table-cell office:value-type="float" office:value="1145.58204517">
                <text:p>1145.582045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76.6">
                <text:p>2176.6</text:p>
              </table:table-cell>
              <table:table-cell office:value-type="float" office:value="1846.06393292">
                <text:p>1846.063932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75.1">
                <text:p>1675.1</text:p>
              </table:table-cell>
              <table:table-cell office:value-type="float" office:value="2017.72283363">
                <text:p>2017.722833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